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2bbc7" officeooo:paragraph-rsid="0022bbc7"/>
    </style:style>
    <style:style style:name="P3" style:family="paragraph" style:parent-style-name="Standard">
      <style:text-properties officeooo:rsid="0022bbc7" officeooo:paragraph-rsid="0022bbc7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2bbc7" officeooo:paragraph-rsid="0022bbc7"/>
    </style:style>
    <style:style style:name="P6" style:family="paragraph" style:parent-style-name="Standard" style:list-style-name="L1">
      <style:text-properties officeooo:rsid="001effed" officeooo:paragraph-rsid="001effed"/>
    </style:style>
    <style:style style:name="P7" style:family="paragraph" style:parent-style-name="Standard">
      <style:paragraph-properties fo:text-align="center" style:justify-single-word="false"/>
      <style:text-properties officeooo:rsid="001effed" officeooo:paragraph-rsid="001effed"/>
    </style:style>
    <style:style style:name="T1" style:family="text">
      <style:text-properties officeooo:rsid="0022bbc7"/>
    </style:style>
    <style:style style:name="T2" style:family="text">
      <style:text-properties style:text-position="super 58%" officeooo:rsid="0022bb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Basic Calculus</text:span> | <text:span text:style-name="T1">3</text:span><text:span text:style-name="T2">rd</text:span><text:span text:style-name="T1"> </text:span>Quarter</text:p>
      <text:p text:style-name="P2">Activity 3.3: Verifying Trigonometric Identities</text:p>
      <text:p text:style-name="P1"><text:span text:style-name="T1">February 1 </text:span>2021</text:p>
      <text:p text:style-name="P4">Page <text:span text:style-name="T1">183 (Precalculus Book)</text:span></text:p>
      <text:p text:style-name="P4"/>
      <text:p text:style-name="P5">Fill in the blank to complete the fundamental trigonometric identity.</text:p>
      <text:list xml:id="list2127928827" text:style-name="L1"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</text:list>
      <text:p text:style-name="P1"/>
      <text:p text:style-name="P3">Verify the identity.</text:p>
      <text:list xml:id="list214728269271156" text:continue-numbering="true" text:style-name="L1">
        <text:list-item>
          <text:p text:style-name="P6">–</text:p>
        </text:list-item>
        <text:list-item>
          <text:p text:style-name="P6"><draw:frame draw:style-name="fr1" draw:name="Object1" text:anchor-type="as-char" svg:y="-0.1484in" svg:width="1.64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6"><draw:frame draw:style-name="fr1" draw:name="Object2" text:anchor-type="as-char" svg:y="-0.2437in" svg:width="1.6917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6"><draw:frame draw:style-name="fr1" draw:name="Object3" text:anchor-type="as-char" svg:y="-0.2681in" svg:width="1.4244in" svg:height="0.4165in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6"><draw:frame draw:style-name="fr1" draw:name="Object4" text:anchor-type="as-char" svg:y="-0.2681in" svg:width="1.4752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6"><draw:frame draw:style-name="fr1" draw:name="Object5" text:anchor-type="as-char" svg:y="-0.2681in" svg:width="1.4417in" svg:height="0.4165in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6"><draw:frame draw:style-name="fr1" draw:name="Object6" text:anchor-type="as-char" svg:y="-0.2437in" svg:width="0.9173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6"><draw:frame draw:style-name="fr1" draw:name="Object7" text:anchor-type="as-char" svg:y="-0.1484in" svg:width="0.8835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6">–</text:p>
        </text:list-item>
        <text:list-item>
          <text:p text:style-name="P6"><draw:frame draw:style-name="fr1" draw:name="Object8" text:anchor-type="as-char" svg:y="-0.172in" svg:width="1.9835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6"><draw:frame draw:style-name="fr1" draw:name="Object9" text:anchor-type="as-char" svg:y="-0.172in" svg:width="2.1925in" svg:height="0.2193in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6"><draw:frame draw:style-name="fr1" draw:name="Object10" text:anchor-type="as-char" svg:y="-0.172in" svg:width="1.8799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6"><draw:frame draw:style-name="fr1" draw:name="Object11" text:anchor-type="as-char" svg:y="-0.172in" svg:width="2.2409in" svg:height="0.2193in" draw:z-index="10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6"><draw:frame draw:style-name="fr1" draw:name="Object12" text:anchor-type="as-char" svg:y="-0.172in" svg:width="2.0319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<draw:frame draw:style-name="fr1" draw:name="Object13" text:anchor-type="as-char" svg:y="-0.2437in" svg:width="1.5098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6"><draw:frame draw:style-name="fr1" draw:name="Object14" text:anchor-type="as-char" svg:y="-0.2437in" svg:width="2.0028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6"><draw:frame draw:style-name="fr1" draw:name="Object15" text:anchor-type="as-char" svg:y="-0.2598in" svg:width="2.0846in" svg:height="0.4083in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6"><draw:frame draw:style-name="fr1" draw:name="Object16" text:anchor-type="as-char" svg:y="-0.4528in" svg:width="2.1071in" svg:height="0.6016in" draw:z-index="15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6"><text:soft-page-break/><draw:frame draw:style-name="fr1" draw:name="Object17" text:anchor-type="as-char" svg:y="-0.4764in" svg:width="1.7634in" svg:height="0.6252in" draw:z-index="16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6"><draw:frame draw:style-name="fr1" draw:name="Object18" text:anchor-type="as-char" svg:y="-0.4764in" svg:width="1.7299in" svg:height="0.6252in" draw:z-index="17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6"><draw:frame draw:style-name="fr1" draw:name="Object19" text:anchor-type="as-char" svg:y="-0.4528in" svg:width="1.4402in" svg:height="0.6016in" draw:z-index="18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6"><draw:frame draw:style-name="fr1" draw:name="Object20" text:anchor-type="as-char" svg:y="-0.2437in" svg:width="1.8508in" svg:height="0.3929in" draw:z-index="19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6"><draw:frame draw:style-name="fr1" draw:name="Object21" text:anchor-type="as-char" svg:y="-0.2437in" svg:width="0.9138in" svg:height="0.3929in" draw:z-index="20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6"><draw:frame draw:style-name="fr1" draw:name="Object22" text:anchor-type="as-char" svg:y="-0.1484in" svg:width="0.9016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16:51.649000000</meta:creation-date>
    <meta:editing-duration>PT22M8S</meta:editing-duration>
    <meta:editing-cycles>4</meta:editing-cycles>
    <meta:generator>LibreOffice/7.0.4.2$Windows_X86_64 LibreOffice_project/dcf040e67528d9187c66b2379df5ea4407429775</meta:generator>
    <dc:date>2021-02-02T21:47:26.807000000</dc:date>
    <meta:document-statistic meta:table-count="0" meta:image-count="0" meta:object-count="22" meta:page-count="2" meta:paragraph-count="39" meta:word-count="44" meta:character-count="251" meta:non-whitespace-character-count="227"/>
    <meta:template xlink:type="simple" xlink:actuate="onRequest" xlink:title="BAG2 Template" xlink:href="../../../../AppData/Roaming/LibreOffice/4/user/template/BAG2%20Template.ott" meta:date="2021-02-01T16:16:51.143000000"/>
  </office:meta>
</office:document-meta>
</file>

<file path=Object 1/content.xml><?xml version="1.0" encoding="utf-8"?>
<math xmlns="http://www.w3.org/1998/Math/MathML" display="block">
  <semantics>
    <mrow>
      <mi>cos</mi>
      <mrow>
        <mi>x</mi>
        <mo stretchy="false">+</mo>
        <mi>sin</mi>
      </mrow>
      <mi>x</mi>
      <mi>tan</mi>
      <mrow>
        <mi>x</mi>
        <mo stretchy="false">=</mo>
        <mi mathvariant="italic">sec</mi>
      </mrow>
      <mi>x</mi>
    </mrow>
    <annotation encoding="StarMath 5.0">cos x+sin x tan x=sec x</annotation>
  </semantics>
</math>
</file>

<file path=Object 10/content.xml><?xml version="1.0" encoding="utf-8"?>
<math xmlns="http://www.w3.org/1998/Math/MathML" display="block">
  <semantics>
    <mrow>
      <msup>
        <mi>sin</mi>
        <mn>2</mn>
      </msup>
      <mi>a</mi>
      <msup>
        <mi>cos</mi>
        <mn>2</mn>
      </msup>
      <mrow>
        <mi>a</mi>
        <mo stretchy="false">=</mo>
        <msup>
          <mi>cos</mi>
          <mn>2</mn>
        </msup>
      </mrow>
      <mrow>
        <mi>a</mi>
        <mo stretchy="false">−</mo>
        <msup>
          <mi>cos</mi>
          <mn>4</mn>
        </msup>
      </mrow>
      <mi>a</mi>
    </mrow>
    <annotation encoding="StarMath 5.0">sin^2 a cos^2 a = cos^2 a - cos^4 a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sup>
        <mi>cos</mi>
        <mn>2</mn>
      </msup>
      <mrow>
        <mi>a</mi>
        <mo stretchy="false">−</mo>
        <msup>
          <mi>cos</mi>
          <mn>4</mn>
        </msup>
      </mrow>
      <mrow>
        <mi>a</mi>
        <mo stretchy="false">=</mo>
        <msup>
          <mi>cos</mi>
          <mn>2</mn>
        </msup>
      </mrow>
      <mrow>
        <mi>a</mi>
        <mo stretchy="false">−</mo>
        <msup>
          <mi>cos</mi>
          <mn>4</mn>
        </msup>
      </mrow>
      <mi>a</mi>
    </mrow>
    <annotation encoding="StarMath 5.0">cos^2 a - cos^4 a = cos^2 a - cos^4 a</annotation>
  </semantics>
</math>
</file>

<file path=Object 13/content.xml><?xml version="1.0" encoding="utf-8"?>
<math xmlns="http://www.w3.org/1998/Math/MathML" display="block">
  <semantics>
    <mrow>
      <mrow>
        <mrow>
          <mfrac>
            <mrow>
              <mi>cos</mi>
              <mi>θ</mi>
              <mi>cot</mi>
              <mi>θ</mi>
            </mrow>
            <mrow>
              <mrow>
                <mn>1</mn>
                <mo stretchy="false">−</mo>
                <mi>sin</mi>
              </mrow>
              <mi>θ</mi>
            </mrow>
          </mfrac>
          <mo stretchy="false">−</mo>
          <mn>1</mn>
        </mrow>
        <mo stretchy="false">=</mo>
        <mi mathvariant="italic">csc</mi>
      </mrow>
      <mi>θ</mi>
    </mrow>
    <annotation encoding="StarMath 5.0">{ cos%theta cot%theta  } over { 1 - sin%theta } - 1 = csc%theta</annotation>
  </semantics>
</math>
</file>

<file path=Object 14/content.xml><?xml version="1.0" encoding="utf-8"?>
<math xmlns="http://www.w3.org/1998/Math/MathML" display="block">
  <semantics>
    <mrow>
      <mrow>
        <mrow>
          <mfrac>
            <mrow>
              <mi>cos</mi>
              <mi>θ</mi>
              <mi>cot</mi>
              <mi>θ</mi>
            </mrow>
            <mrow>
              <mrow>
                <mn>1</mn>
                <mo stretchy="false">−</mo>
                <mi>sin</mi>
              </mrow>
              <mi>θ</mi>
            </mrow>
          </mfrac>
          <mo stretchy="false">−</mo>
          <mfrac>
            <mrow>
              <mrow>
                <mn>1</mn>
                <mo stretchy="false">−</mo>
                <mi>sin</mi>
              </mrow>
              <mi>θ</mi>
            </mrow>
            <mrow>
              <mrow>
                <mn>1</mn>
                <mo stretchy="false">−</mo>
                <mi>sin</mi>
              </mrow>
              <mi>θ</mi>
            </mrow>
          </mfrac>
        </mrow>
        <mo stretchy="false">=</mo>
        <mi mathvariant="italic">csc</mi>
      </mrow>
      <mi>θ</mi>
    </mrow>
    <annotation encoding="StarMath 5.0">{ cos%theta cot%theta }over { 1 - sin%theta } - { 1 - sin%theta } over { 1 - sin%theta } = csc%theta</annotation>
  </semantics>
</math>
</file>

<file path=Object 15/content.xml><?xml version="1.0" encoding="utf-8"?>
<math xmlns="http://www.w3.org/1998/Math/MathML" display="block">
  <semantics>
    <mrow>
      <mrow>
        <mfrac>
          <mrow>
            <mi>cos</mi>
            <mi>θ</mi>
            <mi>cot</mi>
            <mrow>
              <mi>θ</mi>
              <mo stretchy="false">−</mo>
              <mrow>
                <mo fence="true" stretchy="false">(</mo>
                <mrow>
                  <mrow>
                    <mrow>
                      <mn>1</mn>
                      <mo stretchy="false">−</mo>
                      <mi>sin</mi>
                    </mrow>
                    <mi>θ</mi>
                  </mrow>
                </mrow>
                <mo fence="true" stretchy="false">)</mo>
              </mrow>
            </mrow>
          </mrow>
          <mrow>
            <mrow>
              <mn>1</mn>
              <mo stretchy="false">−</mo>
              <mi>sin</mi>
            </mrow>
            <mi>θ</mi>
          </mrow>
        </mfrac>
        <mo stretchy="false">=</mo>
        <mi mathvariant="italic">csc</mi>
      </mrow>
      <mi>θ</mi>
    </mrow>
    <annotation encoding="StarMath 5.0">{ cos%theta cot%theta - (1 - sin%theta) } over { 1 - sin%theta } = csc%theta</annotation>
  </semantics>
</math>
</file>

<file path=Object 16/content.xml><?xml version="1.0" encoding="utf-8"?>
<math xmlns="http://www.w3.org/1998/Math/MathML" display="block">
  <semantics>
    <mrow>
      <mrow>
        <mfrac>
          <mrow>
            <mi>cos</mi>
            <mi>θ</mi>
            <mrow>
              <mrow>
                <mo fence="true" stretchy="false">(</mo>
                <mrow>
                  <mfrac>
                    <mrow>
                      <mi>cos</mi>
                      <mi>θ</mi>
                    </mrow>
                    <mrow>
                      <mi>sin</mi>
                      <mi>θ</mi>
                    </mrow>
                  </mfrac>
                </mrow>
                <mo fence="true" stretchy="false">)</mo>
              </mrow>
              <mo stretchy="false">−</mo>
              <mn>1</mn>
              <mo stretchy="false">+</mo>
              <mi>sin</mi>
            </mrow>
            <mi>θ</mi>
          </mrow>
          <mrow>
            <mrow>
              <mn>1</mn>
              <mo stretchy="false">−</mo>
              <mi>sin</mi>
            </mrow>
            <mi>θ</mi>
          </mrow>
        </mfrac>
        <mo stretchy="false">=</mo>
        <mi mathvariant="italic">csc</mi>
      </mrow>
      <mi>θ</mi>
    </mrow>
    <annotation encoding="StarMath 5.0">{ cos%theta({cos%theta} over {sin%theta}) - 1 + sin%theta } over { 1 - sin%theta } = csc%theta</annotation>
  </semantics>
</math>
</file>

<file path=Object 17/content.xml><?xml version="1.0" encoding="utf-8"?>
<math xmlns="http://www.w3.org/1998/Math/MathML" display="block">
  <semantics>
    <mrow>
      <mrow>
        <mfrac>
          <mrow>
            <mfrac>
              <mrow>
                <msup>
                  <mi>cos</mi>
                  <mn>2</mn>
                </msup>
                <mi>θ</mi>
              </mrow>
              <mrow>
                <mi>sin</mi>
                <mi>θ</mi>
              </mrow>
            </mfrac>
            <mo stretchy="false">−</mo>
            <mn>1</mn>
            <mo stretchy="false">+</mo>
            <mfrac>
              <mrow>
                <msup>
                  <mi>sin</mi>
                  <mn>2</mn>
                </msup>
                <mi>θ</mi>
              </mrow>
              <mrow>
                <mi>sin</mi>
                <mi>θ</mi>
              </mrow>
            </mfrac>
          </mrow>
          <mrow>
            <mrow>
              <mn>1</mn>
              <mo stretchy="false">−</mo>
              <mi>sin</mi>
            </mrow>
            <mi>θ</mi>
          </mrow>
        </mfrac>
        <mo stretchy="false">=</mo>
        <mi mathvariant="italic">csc</mi>
      </mrow>
      <mi>θ</mi>
    </mrow>
    <annotation encoding="StarMath 5.0">{ {cos^2 %theta} over {sin%theta} - 1 + {sin^2 %theta} over {sin%theta} } over { 1 - sin%theta } = csc%theta</annotation>
  </semantics>
</math>
</file>

<file path=Object 18/content.xml><?xml version="1.0" encoding="utf-8"?>
<math xmlns="http://www.w3.org/1998/Math/MathML" display="block">
  <semantics>
    <mrow>
      <mrow>
        <mfrac>
          <mrow>
            <mfrac>
              <mrow>
                <msup>
                  <mi>cos</mi>
                  <mn>2</mn>
                </msup>
                <mrow>
                  <mi>θ</mi>
                  <mo stretchy="false">+</mo>
                  <msup>
                    <mi>sin</mi>
                    <mn>2</mn>
                  </msup>
                </mrow>
                <mi>θ</mi>
              </mrow>
              <mrow>
                <mi>sin</mi>
                <mi>θ</mi>
              </mrow>
            </mfrac>
            <mo stretchy="false">−</mo>
            <mn>1</mn>
          </mrow>
          <mrow>
            <mrow>
              <mn>1</mn>
              <mo stretchy="false">−</mo>
              <mi>sin</mi>
            </mrow>
            <mi>θ</mi>
          </mrow>
        </mfrac>
        <mo stretchy="false">=</mo>
        <mi mathvariant="italic">csc</mi>
      </mrow>
      <mi>θ</mi>
    </mrow>
    <annotation encoding="StarMath 5.0">{ {cos^2 %theta + sin^2 %theta} over {sin%theta} - 1 } over { 1 - sin%theta } = csc%theta</annotation>
  </semantics>
</math>
</file>

<file path=Object 19/content.xml><?xml version="1.0" encoding="utf-8"?>
<math xmlns="http://www.w3.org/1998/Math/MathML" display="block">
  <semantics>
    <mrow>
      <mrow>
        <mfrac>
          <mrow>
            <mfrac>
              <mn>1</mn>
              <mrow>
                <mi>sin</mi>
                <mi>θ</mi>
              </mrow>
            </mfrac>
            <mo stretchy="false">−</mo>
            <mfrac>
              <mrow>
                <mi>sin</mi>
                <mi>θ</mi>
              </mrow>
              <mrow>
                <mi>sin</mi>
                <mi>θ</mi>
              </mrow>
            </mfrac>
          </mrow>
          <mrow>
            <mrow>
              <mn>1</mn>
              <mo stretchy="false">−</mo>
              <mi>sin</mi>
            </mrow>
            <mi>θ</mi>
          </mrow>
        </mfrac>
        <mo stretchy="false">=</mo>
        <mi mathvariant="italic">csc</mi>
      </mrow>
      <mi>θ</mi>
    </mrow>
    <annotation encoding="StarMath 5.0">{ {1} over {sin%theta} - {sin%theta} over {sin%theta} } over { 1 - sin%theta } = csc%theta</annotation>
  </semantics>
</math>
</file>

<file path=Object 2/content.xml><?xml version="1.0" encoding="utf-8"?>
<math xmlns="http://www.w3.org/1998/Math/MathML" display="block">
  <semantics>
    <mrow>
      <mi>cos</mi>
      <mrow>
        <mi>x</mi>
        <mo stretchy="false">+</mo>
        <mi>sin</mi>
      </mrow>
      <mi>x</mi>
      <mrow>
        <mfrac>
          <mrow>
            <mi>sin</mi>
            <mi>x</mi>
          </mrow>
          <mrow>
            <mi>cos</mi>
            <mi>x</mi>
          </mrow>
        </mfrac>
        <mo stretchy="false">=</mo>
        <mi mathvariant="italic">sec</mi>
      </mrow>
      <mi>x</mi>
    </mrow>
    <annotation encoding="StarMath 5.0">cos x + sin x { sin x } over { cos x } = sec x</annotation>
  </semantics>
</math>
</file>

<file path=Object 20/content.xml><?xml version="1.0" encoding="utf-8"?>
<math xmlns="http://www.w3.org/1998/Math/MathML" display="block">
  <semantics>
    <mrow>
      <mrow>
        <mrow>
          <mfrac>
            <mrow>
              <mrow>
                <mn>1</mn>
                <mo stretchy="false">−</mo>
                <mi>sin</mi>
              </mrow>
              <mi>θ</mi>
            </mrow>
            <mrow>
              <mi>sin</mi>
              <mi>θ</mi>
            </mrow>
          </mfrac>
          <mo stretchy="false">×</mo>
          <mfrac>
            <mn>1</mn>
            <mrow>
              <mrow>
                <mn>1</mn>
                <mo stretchy="false">−</mo>
                <mi>sin</mi>
              </mrow>
              <mi>θ</mi>
            </mrow>
          </mfrac>
        </mrow>
        <mo stretchy="false">=</mo>
        <mi mathvariant="italic">csc</mi>
      </mrow>
      <mi>θ</mi>
    </mrow>
    <annotation encoding="StarMath 5.0">{ 1 - sin%theta } over { sin%theta } times {{ 1 } over { 1 - sin%theta }} = csc%theta</annotation>
  </semantics>
</math>
</file>

<file path=Object 21/content.xml><?xml version="1.0" encoding="utf-8"?>
<math xmlns="http://www.w3.org/1998/Math/MathML" display="block">
  <semantics>
    <mrow>
      <mrow>
        <mfrac>
          <mn>1</mn>
          <mrow>
            <mi>sin</mi>
            <mi>θ</mi>
          </mrow>
        </mfrac>
        <mo stretchy="false">=</mo>
        <mi mathvariant="italic">csc</mi>
      </mrow>
      <mi>θ</mi>
    </mrow>
    <annotation encoding="StarMath 5.0">{ 1 } over { sin%theta } = csc%theta</annotation>
  </semantics>
</math>
</file>

<file path=Object 22/content.xml><?xml version="1.0" encoding="utf-8"?>
<math xmlns="http://www.w3.org/1998/Math/MathML" display="block">
  <semantics>
    <mrow>
      <mi mathvariant="italic">csc</mi>
      <mrow>
        <mi>θ</mi>
        <mo stretchy="false">=</mo>
        <mi mathvariant="italic">csc</mi>
      </mrow>
      <mi>θ</mi>
    </mrow>
    <annotation encoding="StarMath 5.0">csc%theta = csc%theta</annotation>
  </semantics>
</math>
</file>

<file path=Object 3/content.xml><?xml version="1.0" encoding="utf-8"?>
<math xmlns="http://www.w3.org/1998/Math/MathML" display="block">
  <semantics>
    <mrow>
      <mrow>
        <mrow>
          <mfrac>
            <mrow>
              <mi>cos</mi>
              <mi>x</mi>
            </mrow>
            <mn>1</mn>
          </mfrac>
          <mo stretchy="false">+</mo>
          <mfrac>
            <mrow>
              <msup>
                <mi>sin</mi>
                <mn>2</mn>
              </msup>
              <mi>x</mi>
            </mrow>
            <mrow>
              <mi>cos</mi>
              <mi>x</mi>
            </mrow>
          </mfrac>
        </mrow>
        <mo stretchy="false">=</mo>
        <mi mathvariant="italic">sec</mi>
      </mrow>
      <mi>x</mi>
    </mrow>
    <annotation encoding="StarMath 5.0">{ cos x } over { 1 } + { sin^2 x} over { cos x } = sec x</annotation>
  </semantics>
</math>
</file>

<file path=Object 4/content.xml><?xml version="1.0" encoding="utf-8"?>
<math xmlns="http://www.w3.org/1998/Math/MathML" display="block">
  <semantics>
    <mrow>
      <mrow>
        <mrow>
          <mfrac>
            <mrow>
              <msup>
                <mi>cos</mi>
                <mn>2</mn>
              </msup>
              <mi>x</mi>
            </mrow>
            <mrow>
              <mi>cos</mi>
              <mi>x</mi>
            </mrow>
          </mfrac>
          <mo stretchy="false">+</mo>
          <mfrac>
            <mrow>
              <msup>
                <mi>sin</mi>
                <mn>2</mn>
              </msup>
              <mi>x</mi>
            </mrow>
            <mrow>
              <mi>cos</mi>
              <mi>x</mi>
            </mrow>
          </mfrac>
        </mrow>
        <mo stretchy="false">=</mo>
        <mi mathvariant="italic">sec</mi>
      </mrow>
      <mi>x</mi>
    </mrow>
    <annotation encoding="StarMath 5.0">{ cos^2 x} over { cos x } + { sin^2 x} over { cos x } = sec x</annotation>
  </semantics>
</math>
</file>

<file path=Object 5/content.xml><?xml version="1.0" encoding="utf-8"?>
<math xmlns="http://www.w3.org/1998/Math/MathML" display="block">
  <semantics>
    <mrow>
      <mrow>
        <mfrac>
          <mrow>
            <msup>
              <mi>cos</mi>
              <mn>2</mn>
            </msup>
            <mrow>
              <mi>x</mi>
              <mo stretchy="false">+</mo>
              <msup>
                <mi>sin</mi>
                <mn>2</mn>
              </msup>
            </mrow>
            <mi>x</mi>
          </mrow>
          <mrow>
            <mi>cos</mi>
            <mi>x</mi>
          </mrow>
        </mfrac>
        <mo stretchy="false">=</mo>
        <mi mathvariant="italic">sec</mi>
      </mrow>
      <mi>x</mi>
    </mrow>
    <annotation encoding="StarMath 5.0">{ cos^2 x + sin^2 x} over { cos x } = sec x</annotation>
  </semantics>
</math>
</file>

<file path=Object 6/content.xml><?xml version="1.0" encoding="utf-8"?>
<math xmlns="http://www.w3.org/1998/Math/MathML" display="block">
  <semantics>
    <mrow>
      <mrow>
        <mfrac>
          <mn>1</mn>
          <mrow>
            <mi>cos</mi>
            <mi>x</mi>
          </mrow>
        </mfrac>
        <mo stretchy="false">=</mo>
        <mi mathvariant="italic">sec</mi>
      </mrow>
      <mi>x</mi>
    </mrow>
    <annotation encoding="StarMath 5.0">{ 1 } over { cos x } = sec x</annotation>
  </semantics>
</math>
</file>

<file path=Object 7/content.xml><?xml version="1.0" encoding="utf-8"?>
<math xmlns="http://www.w3.org/1998/Math/MathML" display="block">
  <semantics>
    <mrow>
      <mi mathvariant="italic">sec</mi>
      <mrow>
        <mi>x</mi>
        <mo stretchy="false">=</mo>
        <mi mathvariant="italic">sec</mi>
      </mrow>
      <mi>x</mi>
    </mrow>
    <annotation encoding="StarMath 5.0">sec x = sec x</annotation>
  </semantics>
</math>
</file>

<file path=Object 8/content.xml><?xml version="1.0" encoding="utf-8"?>
<math xmlns="http://www.w3.org/1998/Math/MathML" display="block">
  <semantics>
    <mrow>
      <msup>
        <mi>sin</mi>
        <mn>2</mn>
      </msup>
      <mrow>
        <mi>a</mi>
        <mo stretchy="false">−</mo>
        <msup>
          <mi>sin</mi>
          <mn>4</mn>
        </msup>
      </mrow>
      <mi>a</mi>
    </mrow>
    <annotation encoding="StarMath 5.0">sin^2 a - sin^4 a</annotation>
  </semantics>
</math>
</file>

<file path=Object 9/content.xml><?xml version="1.0" encoding="utf-8"?>
<math xmlns="http://www.w3.org/1998/Math/MathML" display="block"/>
</file>